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Mono"/>
    </style:style>
    <style:style style:name="P2" style:family="paragraph" style:parent-style-name="Standard">
      <style:text-properties style:font-name="Fira Mono" officeooo:paragraph-rsid="000737af"/>
    </style:style>
    <style:style style:name="P3" style:family="paragraph" style:parent-style-name="Standard">
      <style:paragraph-properties fo:break-before="page"/>
      <style:text-properties style:font-name="Fira Mono"/>
    </style:style>
    <style:style style:name="T1" style:family="text">
      <style:text-properties officeooo:rsid="00099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</text:p>
      <text:p text:style-name="P1">Human Activity Recognition Using Smartphones Dataset</text:p>
      <text:p text:style-name="P1">Version 1.0</text:p>
      <text:p text:style-name="P1">==================================================================</text:p>
      <text:p text:style-name="P1">Jorge L. Reyes-Ortiz(1,2), Davide Anguita(1), Alessandro Ghio(1), Luca Oneto(1) and Xavier Parra(2)</text:p>
      <text:p text:style-name="P1">1 - Smartlab - Non-Linear Complex Systems Laboratory</text:p>
      <text:p text:style-name="P1">DITEN - Università <text:s/>degli Studi di Genova, Genoa (I-16145), Italy. </text:p>
      <text:p text:style-name="P1">2 - CETpD - Technical Research Centre for Dependency Care and Autonomous Living</text:p>
      <text:p text:style-name="P1">Universitat Politècnica de Catalunya (BarcelonaTech). Vilanova i la Geltrú (08800), Spain</text:p>
      <text:p text:style-name="P1">activityrecognition '@' smartlab.ws </text:p>
      <text:p text:style-name="P1">==================================================================</text:p>
      <text:p text:style-name="P1"/>
      <text:p text:style-name="P2">- The experiments have been carried out with a group of 30 volunteers within an age bracket of 19-48 years. </text:p>
      <text:p text:style-name="P2"/>
      <text:p text:style-name="P2">- Each person performed six activities (WALKING, WALKING_UPSTAIRS, WALKING_DOWNSTAIRS, SITTING, STANDING, LAYING) wearing a smartphone (Samsung Galaxy S II) on the waist. </text:p>
      <text:p text:style-name="P2"/>
      <text:p text:style-name="P2">- Using its embedded accelerometer and gyroscope, we captured 3-axial linear acceleration and 3-axial angular velocity at a constant rate of 50Hz. </text:p>
      <text:p text:style-name="P2"/>
      <text:p text:style-name="P2">- The experiments have been video-recorded to label the data manually. The obtained dataset has been randomly partitioned into two sets, where 70% of the volunteers was selected for generating the training data and 30% the test data. </text:p>
      <text:p text:style-name="P1"/>
      <text:p text:style-name="P2">- The sensor signals (accelerometer and gyroscope) were pre-processed by applying noise filters and then sampled in fixed-width sliding windows of 2.56 sec and 50% overlap (128 readings/window).</text:p>
      <text:p text:style-name="P2"/>
      <text:p text:style-name="P2">- The sensor acceleration signal, which has gravitational and body motion components, was separated using a Butterworth low-pass filter into body acceleration and gravity.</text:p>
      <text:p text:style-name="P2"/>
      <text:p text:style-name="P2">- The gravitational force is assumed to have only low frequency components, therefore a filter with 0.3 Hz cutoff frequency was used. From each window, a vector of features was obtained by calculating variables from the time and frequency domain.</text:p>
      <text:p text:style-name="P2"/>
      <text:p text:style-name="P2">See 'features_info.txt' for more details. </text:p>
      <text:p text:style-name="P1"/>
      <text:p text:style-name="P1"/>
      <text:p text:style-name="P3"/>
      <text:p text:style-name="P1">For each record it is provided:</text:p>
      <text:p text:style-name="P1">======================================</text:p>
      <text:p text:style-name="P1"/>
      <text:p text:style-name="P1">- Triaxial acceleration from the accelerometer (total acceleration) and the estimated body acceleration.</text:p>
      <text:p text:style-name="P1">- Triaxial Angular velocity from the gyroscope. </text:p>
      <text:p text:style-name="P1">- A 561-feature vector with time and frequency domain variables. </text:p>
      <text:p text:style-name="P1">- Its activity label. </text:p>
      <text:p text:style-name="P1">- An identifier of the subject who carried out the experiment.</text:p>
      <text:p text:style-name="P1"/>
      <text:p text:style-name="P1">The dataset includes the following files:</text:p>
      <text:p text:style-name="P1">=========================================</text:p>
      <text:p text:style-name="P1"/>
      <text:p text:style-name="P1">- 'README.txt'</text:p>
      <text:p text:style-name="P1"/>
      <text:p text:style-name="P1">- 'features_info.txt': Shows information about the variables used on the feature vector.</text:p>
      <text:p text:style-name="P1"/>
      <text:p text:style-name="P1">- 'features.txt': List of all features.</text:p>
      <text:p text:style-name="P1"/>
      <text:p text:style-name="P1">- 'activity_labels.txt': Links the class labels with their activity name.</text:p>
      <text:p text:style-name="P1"/>
      <text:p text:style-name="P1">- 'train/X_train.txt': Training set.</text:p>
      <text:p text:style-name="P1"/>
      <text:p text:style-name="P1">- 'train/y_train.txt': Training labels.</text:p>
      <text:p text:style-name="P1"/>
      <text:p text:style-name="P1">- 'test/X_test.txt': Test set.</text:p>
      <text:p text:style-name="P1"/>
      <text:p text:style-name="P1">- 'test/y_test.txt': Test labels.</text:p>
      <text:p text:style-name="P1"/>
      <text:p text:style-name="P1">The following files are available for the train and test data. Their descriptions are equivalent. </text:p>
      <text:p text:style-name="P1"/>
      <text:p text:style-name="P1">- 'train/subject_train.txt': Each row identifies the subject who performed the activity for each window sample. Its range is from 1 to 30. </text:p>
      <text:p text:style-name="P1"/>
      <text:p text:style-name="P1">- 'train/Inertial Signals/total_acc_x_train.txt': The acceleration signal from the smartphone accelerometer X axis in standard gravity units 'g'. Every row shows a 128 element vector. The same description applies for the 'total_acc_<text:span text:style-name="T1">y</text:span>_train.txt' and 'total_acc_z_train.txt' files for the Y and Z axis. </text:p>
      <text:p text:style-name="P1"/>
      <text:p text:style-name="P1">- 'train/Inertial Signals/body_acc_x_train.txt': The body acceleration signal obtained by subtracting the gravity from the total acceleration. </text:p>
      <text:p text:style-name="P1"/>
      <text:p text:style-name="P1"><text:soft-page-break/>- 'train/Inertial Signals/body_gyro_x_train.txt': The angular velocity vector measured by the gyroscope for each window sample. The units are radians/second. </text:p>
      <text:p text:style-name="P1"/>
      <text:p text:style-name="P1">Notes: </text:p>
      <text:p text:style-name="P1">======</text:p>
      <text:p text:style-name="P1">- Features are normalized and bounded within [-1,1].</text:p>
      <text:p text:style-name="P1">- Each feature vector is a row on the text file.</text:p>
      <text:p text:style-name="P1">- The units used for the accelerations (total and body) are 'g's (gravity of earth -&gt; 9.80665 m/seg2).</text:p>
      <text:p text:style-name="P1">- The gyroscope units are rad/seg.</text:p>
      <text:p text:style-name="P1">- A video of the experiment including an example of the 6 recorded activities with one of the participants can be seen in the following link: http://www.youtube.com/watch?v=XOEN9W05_4A</text:p>
      <text:p text:style-name="P1"/>
      <text:p text:style-name="P1">For more information about this dataset please contact: activityrecognition '@' smartlab.ws</text:p>
      <text:p text:style-name="P1"/>
      <text:p text:style-name="P1">License:</text:p>
      <text:p text:style-name="P1">========</text:p>
      <text:p text:style-name="P1">Use of this dataset in publications must be acknowledged by referencing the following publication [1] </text:p>
      <text:p text:style-name="P1"/>
      <text:p text:style-name="P1">[1] Davide Anguita, Alessandro Ghio, Luca Oneto, Xavier Parra and Jorge L. Reyes-Ortiz. A Public Domain Dataset for Human Activity Recognition Using Smartphones. 21th European Symposium on Artificial Neural Networks, Computational Intelligence and Machine Learning, ESANN 2013. Bruges, Belgium 24-26 April 2013. </text:p>
      <text:p text:style-name="P1"/>
      <text:p text:style-name="P1">This dataset is distributed AS-IS and no responsibility implied or explicit can be addressed to the authors or their institutions for its use or misuse. Any commercial use is prohibited.</text:p>
      <text:p text:style-name="P1"/>
      <text:p text:style-name="P1">Other Related Publications:</text:p>
      <text:p text:style-name="P1">===========================</text:p>
      <text:p text:style-name="P1">[2] Davide Anguita, Alessandro Ghio, Luca Oneto, Xavier Parra, Jorge L. Reyes-Ortiz. <text:s/>Energy Efficient Smartphone-Based Activity Recognition using Fixed-Point Arithmetic. Journal of Universal Computer Science. Special Issue in Ambient Assisted Living: Home Care. <text:s text:c="2"/>Volume 19, Issue 9. May 2013</text:p>
      <text:p text:style-name="P1"/>
      <text:p text:style-name="P1">[3] Davide Anguita, Alessandro Ghio, Luca Oneto, Xavier Parra and Jorge L. Reyes-Ortiz. Human Activity Recognition on Smartphones using a Multiclass Hardware-Friendly Support Vector Machine. 4th International Workshop of Ambient Assited Living, IWAAL 2012, Vitoria-Gasteiz, Spain, December 3-5, 2012. Proceedings. Lecture Notes in Computer Science 2012, pp 216-223. </text:p>
      <text:p text:style-name="P1"/>
      <text:p text:style-name="P1">[4] Jorge Luis Reyes-Ortiz, Alessandro Ghio, Xavier Parra-Llanas, Davide Anguita, Joan Cabestany, Andreu Català. Human Activity and <text:soft-page-break/>Motion Disorder Recognition: Towards Smarter Interactive Cognitive Environments. 21th European Symposium on Artificial Neural Networks, Computational Intelligence and Machine Learning, ESANN 2013. Bruges, Belgium 24-26 April 2013. <text:s/></text:p>
      <text:p text:style-name="P1"/>
      <text:p text:style-name="P1">==================================================================================================</text:p>
      <text:p text:style-name="P1">Jorge L. Reyes-Ortiz, Alessandro Ghio, Luca Oneto, Davide Anguita and Xavier Parra. November 201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18:43.445373731</meta:creation-date>
    <meta:generator>LibreOffice/7.3.7.2$Linux_X86_64 LibreOffice_project/30$Build-2</meta:generator>
    <dc:date>2023-07-12T00:47:34.498120504</dc:date>
    <meta:editing-duration>P1DT3H2M52S</meta:editing-duration>
    <meta:editing-cycles>5</meta:editing-cycles>
    <meta:document-statistic meta:table-count="0" meta:image-count="0" meta:object-count="0" meta:page-count="4" meta:paragraph-count="61" meta:word-count="806" meta:character-count="6052" meta:non-whitespace-character-count="5282"/>
  </office:meta>
</office:document-meta>
</file>